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71bdb" officeooo:paragraph-rsid="000fc33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TGTAAAGCGGATGAGGGCAAAACTTCCAAGTTTTGAACCCAAGTGAGTTTTGATGTAGATGTAATCGTTCACCACATTTTCATTGATCTCCAAATATTTCATTAAGGCCAACTCAAAGCTCAAAACTATGGCGTCTTGACTAGCATCAAAAGCTTCATAATCAGATTCTGTGCAAACACCATCAAATTTTTGCTTCATCACCCACTCATTAAGGTCATCAATATTTTTGCAAGAGTGTATATAGAAATTTTTAGGTAAGGCCTCATTCAATTTTTTCTCGATGTACCTCATGGTTGGTGCAAATCTACATAGAACAGCATGATGAAAACACGCCAGCGTT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3:59.573803825</meta:creation-date>
    <dc:date>2019-03-29T15:54:19.068751431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